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Review" style:family="table">
      <style:table-properties style:width="6.925in" table:align="margins"/>
    </style:style>
    <style:style style:name="Review.A" style:family="table-column">
      <style:table-column-properties style:column-width="1.3847in" style:rel-column-width="13106*"/>
    </style:style>
    <style:style style:name="Review.C" style:family="table-column">
      <style:table-column-properties style:column-width="1.3847in" style:rel-column-width="13107*"/>
    </style:style>
    <style:style style:name="Review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ew.E1" style:family="table-cell">
      <style:table-cell-properties fo:padding="0.0382in" fo:border="0.05pt solid #000000"/>
    </style:style>
    <style:style style:name="Review.A2" style:family="table-cell">
      <style:table-cell-properties fo:padding="0.0382in" fo:border-left="0.05pt solid #000000" fo:border-right="none" fo:border-top="none" fo:border-bottom="0.05pt solid #000000"/>
    </style:style>
    <style:style style:name="Review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Track Reviews</text:p>
      <text:p text:style-name="P2">Put an X in the array for yourself if you have reviewed and approve the document. When everyone has reviewed a document, it will be turned in. Putting an X means you give up all rights to complain that the document isn't what you want, or improperly represents you. And it also means I can act smug if you complain as I tell you that I mentioned you can't complain about the document after you put an X there.</text:p>
      <text:p text:style-name="Text_20_body"/>
      <text:p text:style-name="Text_20_body"/>
      <table:table table:name="Review" table:style-name="Review">
        <table:table-column table:style-name="Review.A" table:number-columns-repeated="2"/>
        <table:table-column table:style-name="Review.C"/>
        <table:table-column table:style-name="Review.A"/>
        <table:table-column table:style-name="Review.C"/>
        <table:table-row>
          <table:table-cell table:style-name="Review.A1" office:value-type="string">
            <text:p text:style-name="Table_20_Contents"/>
          </table:table-cell>
          <table:table-cell table:style-name="Review.A1" office:value-type="string">
            <text:p text:style-name="Table_20_Contents">Danielle</text:p>
          </table:table-cell>
          <table:table-cell table:style-name="Review.A1" office:value-type="string">
            <text:p text:style-name="Table_20_Contents">Seoung</text:p>
          </table:table-cell>
          <table:table-cell table:style-name="Review.A1" office:value-type="string">
            <text:p text:style-name="Table_20_Contents">Zach</text:p>
          </table:table-cell>
          <table:table-cell table:style-name="Review.E1" office:value-type="string">
            <text:p text:style-name="Table_20_Contents">Thomas</text:p>
          </table:table-cell>
        </table:table-row>
        <table:table-row>
          <table:table-cell table:style-name="Review.A2" office:value-type="string">
            <text:p text:style-name="Table_20_Contents">Req Planning Proc</text:p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E2" office:value-type="string">
            <text:p text:style-name="Table_20_Contents"/>
          </table:table-cell>
        </table:table-row>
        <table:table-row>
          <table:table-cell table:style-name="Review.A2" office:value-type="string">
            <text:p text:style-name="Table_20_Contents">Req Manag Proc</text:p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E2" office:value-type="string">
            <text:p text:style-name="Table_20_Contents"/>
          </table:table-cell>
        </table:table-row>
        <table:table-row>
          <table:table-cell table:style-name="Review.A2" office:value-type="string">
            <text:p text:style-name="Table_20_Contents">Team Work Plan</text:p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E2" office:value-type="string">
            <text:p text:style-name="Table_20_Contents"/>
          </table:table-cell>
        </table:table-row>
        <table:table-row>
          <table:table-cell table:style-name="Review.A2" office:value-type="string">
            <text:p text:style-name="Table_20_Contents">Vision and Scope</text:p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E2" office:value-type="string">
            <text:p text:style-name="Table_20_Contents"/>
          </table:table-cell>
        </table:table-row>
        <table:table-row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E2" office:value-type="string">
            <text:p text:style-name="Table_20_Contents"/>
          </table:table-cell>
        </table:table-row>
        <table:table-row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E2" office:value-type="string">
            <text:p text:style-name="Table_20_Contents"/>
          </table:table-cell>
        </table:table-row>
        <table:table-row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E2" office:value-type="string">
            <text:p text:style-name="Table_20_Contents"/>
          </table:table-cell>
        </table:table-row>
        <table:table-row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Table_20_Contents"/>
          </table:table-cell>
          <table:table-cell table:style-name="Review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le Thurow</meta:initial-creator>
    <meta:creation-date>2014-05-16T12:57:54</meta:creation-date>
    <dc:date>2014-05-16T13:04:46</dc:date>
    <dc:creator>Danielle Thurow</dc:creator>
    <meta:editing-duration>P0D</meta:editing-duration>
    <meta:editing-cycles>1</meta:editing-cycles>
    <meta:document-statistic meta:table-count="1" meta:image-count="0" meta:object-count="0" meta:page-count="1" meta:paragraph-count="10" meta:word-count="97" meta:character-count="507" meta:non-whitespace-character-count="420"/>
    <meta:generator>LibreOffice/3.5$Linux_x86 LibreOffice_project/350m1$Build-2</meta:generator>
  </office:meta>
</office:document-meta>
</file>